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Google Sans" svg:font-family="'Google Sans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64745" officeooo:paragraph-rsid="00064745"/>
    </style:style>
    <style:style style:name="P2" style:family="paragraph" style:parent-style-name="Standard">
      <style:text-properties officeooo:rsid="0007b00c" officeooo:paragraph-rsid="0007b00c"/>
    </style:style>
    <style:style style:name="P3" style:family="paragraph" style:parent-style-name="Standard">
      <style:text-properties officeooo:rsid="00084d0b" officeooo:paragraph-rsid="00084d0b"/>
    </style:style>
    <style:style style:name="P4" style:family="paragraph" style:parent-style-name="Standard">
      <style:text-properties fo:font-variant="normal" fo:text-transform="none" fo:color="#000000" style:font-name="Liberation Serif" fo:font-size="12pt" fo:letter-spacing="normal" fo:font-style="normal" fo:font-weight="normal" officeooo:rsid="00085c3d" officeooo:paragraph-rsid="00085c3d"/>
    </style:style>
    <style:style style:name="P5" style:family="paragraph" style:parent-style-name="Standard">
      <style:text-properties officeooo:rsid="0009b633" officeooo:paragraph-rsid="0009b633"/>
    </style:style>
    <style:style style:name="P6" style:family="paragraph" style:parent-style-name="Standard">
      <style:text-properties style:text-underline-style="solid" style:text-underline-width="auto" style:text-underline-color="font-color" fo:font-weight="bold" officeooo:rsid="00085c3d" officeooo:paragraph-rsid="00085c3d" style:font-weight-asian="bold" style:font-weight-complex="bold"/>
    </style:style>
    <style:style style:name="P7" style:family="paragraph" style:parent-style-name="Standard">
      <style:text-properties style:text-underline-style="solid" style:text-underline-width="auto" style:text-underline-color="font-color" fo:font-weight="bold" officeooo:rsid="00085c3d" officeooo:paragraph-rsid="000a26ae" style:font-weight-asian="bold" style:font-weight-complex="bold"/>
    </style:style>
    <style:style style:name="P8" style:family="paragraph" style:parent-style-name="Standard">
      <style:text-properties style:text-underline-style="solid" style:text-underline-width="auto" style:text-underline-color="font-color" officeooo:paragraph-rsid="00085c3d"/>
    </style:style>
    <style:style style:name="P9" style:family="paragraph" style:parent-style-name="Standard">
      <style:text-properties officeooo:rsid="00064745" officeooo:paragraph-rsid="00064745"/>
    </style:style>
    <style:style style:name="P10" style:family="paragraph" style:parent-style-name="Standard">
      <style:text-properties officeooo:rsid="000a26ae" officeooo:paragraph-rsid="000a26ae"/>
    </style:style>
    <style:style style:name="P11" style:family="paragraph" style:parent-style-name="Standard">
      <style:text-properties style:text-underline-style="none" fo:font-weight="normal" officeooo:rsid="000aec12" officeooo:paragraph-rsid="000aec12" style:font-weight-asian="normal" style:font-weight-complex="normal"/>
    </style:style>
    <style:style style:name="P12" style:family="paragraph" style:parent-style-name="Standard">
      <style:text-properties officeooo:rsid="000b4407" officeooo:paragraph-rsid="000b4407"/>
    </style:style>
    <style:style style:name="T1" style:family="text">
      <style:text-properties officeooo:rsid="0007b00c"/>
    </style:style>
    <style:style style:name="T2" style:family="text">
      <style:text-properties officeooo:rsid="00084d0b"/>
    </style:style>
    <style:style style:name="T3" style:family="text">
      <style:text-properties fo:font-variant="normal" fo:text-transform="none" fo:color="#000000" style:font-name="Liberation Serif" fo:font-size="12pt" fo:letter-spacing="normal" fo:font-style="normal" fo:font-weight="normal" style:font-size-asian="12pt" style:font-size-complex="12pt"/>
    </style:style>
    <style:style style:name="T4" style:family="text">
      <style:text-properties fo:font-variant="normal" fo:text-transform="none" fo:color="#000000" style:font-name="Liberation Serif" fo:font-size="12pt" fo:letter-spacing="normal" fo:font-style="normal" fo:font-weight="normal" officeooo:rsid="00085c3d" style:font-size-asian="12pt" style:font-size-complex="12pt"/>
    </style:style>
    <style:style style:name="T5" style:family="text">
      <style:text-properties fo:color="#000000" style:font-name="Liberation Serif" fo:font-size="12pt" officeooo:rsid="00085c3d" style:font-size-asian="12pt" style:font-size-complex="12pt"/>
    </style:style>
    <style:style style:name="T6" style:family="text">
      <style:text-properties fo:font-weight="bold" officeooo:rsid="00085c3d" style:font-weight-asian="bold" style:font-weight-complex="bold"/>
    </style:style>
    <style:style style:name="T7" style:family="text">
      <style:text-properties officeooo:rsid="000a26ae"/>
    </style:style>
    <style:style style:name="T8" style:family="text">
      <style:text-properties style:text-underline-style="none" fo:font-weight="normal" officeooo:rsid="000a26ae" style:font-weight-asian="normal" style:font-weight-complex="normal"/>
    </style:style>
    <style:style style:name="T9" style:family="text">
      <style:text-properties officeooo:rsid="000c9d2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ew issues(primary issues)(IPO)= when it is issued for the first time.</text:p>
      <text:p text:style-name="P1">secondary market(existing securities)=</text:p>
      <text:p text:style-name="P1">cap</text:p>
      <text:p text:style-name="P1"/>
      <text:p text:style-name="P1">invester protection <text:span text:style-name="T1">(invester prottection fund to compensate investor)</text:span></text:p>
      <text:p text:style-name="P2">promotion of self regulatory companies</text:p>
      <text:p text:style-name="P2">keeping check on frauds</text:p>
      <text:p text:style-name="P2">obeserving major transection and take over of the business</text:p>
      <text:p text:style-name="P2"/>
      <text:p text:style-name="P2">Lisitng of securite<text:span text:style-name="T2">s</text:span></text:p>
      <text:p text:style-name="P3">objective</text:p>
      <text:p text:style-name="P3">to provide liquidity=cash</text:p>
      <text:p text:style-name="P3">provide mechanism and supervise=beign monitor</text:p>
      <text:p text:style-name="P3">to mobilze savings=</text:p>
      <text:p text:style-name="P3">to provide free negotiability to stocks=to make available for buy and send</text:p>
      <text:p text:style-name="P3">ability to raise further capital=to make money</text:p>
      <text:p text:style-name="P3"/>
      <text:p text:style-name="P6">MERITS</text:p>
      <text:p text:style-name="P8"><text:span text:style-name="T6">sebi</text:span><text:span text:style-name="T5">(</text:span><text:span text:style-name="T3">Securities and Exchange Board of India</text:span><text:span text:style-name="T4">)</text:span></text:p>
      <text:p text:style-name="P4">regulating the securities market of India</text:p>
      <text:p text:style-name="P5">lisiting <text:s/>attract the institutional investor</text:p>
      <text:p text:style-name="P10">the operation of the company becomer transperent</text:p>
      <text:p text:style-name="P10">provide better image and reputaton</text:p>
      <text:p text:style-name="P1"/>
      <text:p text:style-name="P7"><text:span text:style-name="T7">D</text:span>MERITS<text:span text:style-name="T8">(negative effects of listing</text:span></text:p>
      <text:p text:style-name="P11">the violent fluctuatons in share prices affect genuine investors</text:p>
      <text:p text:style-name="P11">in case of excessive speculation share prices </text:p>
      <text:p text:style-name="P12">the management might enter into an agreement with broker to artificially increase prices before a fresh issue</text:p>
      <text:p text:style-name="P12">listing requires disclosing important sensitive information to stock market exchange</text:p>
      <text:p text:style-name="P12">outsiders might acquire substantatial shares in the company and threaten to take over the company <text:span text:style-name="T9">or they might demand hefty compensation to sell their shares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Google Sans" svg:font-family="'Google Sans', arial, sans-serif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0-12T08:38:20.865806706</meta:creation-date>
    <dc:date>2021-10-18T09:07:34.155520920</dc:date>
    <meta:editing-duration>PT23M36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26" meta:word-count="177" meta:character-count="1251" meta:non-whitespace-character-count="1098"/>
  </office:meta>
</office:document-meta>
</file>